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26.1cm"/>
    </style:style>
    <style:style style:name="gr3" style:family="graphic" style:parent-style-name="standard">
      <style:graphic-properties svg:stroke-width="0.05cm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ff0000" draw:fill="none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"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1.9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1pt"/>
    </style:style>
    <style:style style:name="P9" style:family="paragraph">
      <style:paragraph-properties fo:text-align="start"/>
      <style:text-properties fo:font-size="11pt"/>
    </style:style>
    <style:style style:name="P10" style:family="paragraph">
      <style:paragraph-properties fo:text-align="start"/>
      <style:text-properties fo:font-size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8000" fo:font-family="'Liberation Sans Narrow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family="'Liberation Sans Narrow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family="'Liberation Sans Narrow'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font-family="'Liberation Sans Narrow'" style:font-family-generic="swiss" style:font-pitch="variable" fo:font-size="8pt" style:font-size-asian="8pt" style:font-size-complex="8pt"/>
    </style:style>
    <style:style style:name="T6" style:family="text">
      <style:text-properties fo:font-family="'Liberation Sans Narrow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00ff" fo:font-family="'Liberation Sans Narrow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dd4814" fo:font-family="'Liberation Sans Narrow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dd4814" fo:font-family="'Liberation Sans Narrow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dc2300" fo:font-family="'DejaVu Sans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4586" fo:font-family="'DejaVu Sans Mono'" style:font-family-generic="modern" style:font-pitch="fixed" fo:font-size="11pt" style:font-size-asian="11pt" style:font-size-complex="11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3pt" style:font-size-asian="3pt" style:font-size-complex="3pt"/>
    </style:style>
    <style:style style:name="T16" style:family="text">
      <style:text-properties fo:color="#dc2300" fo:font-family="'DejaVu Sans Mono'" style:font-family-generic="modern" style:font-pitch="fixed" fo:font-size="11pt" style:font-size-asian="11pt" style:font-size-complex="11pt"/>
    </style:style>
    <style:style style:name="T17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18" style:family="text">
      <style:text-properties fo:color="#ff0000" fo:font-size="14pt" style:font-size-asian="14pt" style:font-size-complex="14pt"/>
    </style:style>
    <style:style style:name="T19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0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family="'Liberation Sans Narrow'" style:font-family-generic="swiss" style:font-pitch="variable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font-family="'Liberation Sans Narrow'" style:font-family-generic="swiss" style:font-pitch="variable" fo:font-size="11pt" style:text-underline-style="none" fo:font-weight="normal" style:font-size-asian="11pt" style:font-weight-asian="normal" style:font-size-complex="11pt" style:font-weight-complex="normal"/>
    </style:style>
    <style:style style:name="T23" style:family="text">
      <style:text-properties fo:font-size="14pt" fo:font-style="normal" style:font-size-asian="14pt" style:font-style-asian="normal" style:font-size-complex="14pt" style:font-style-complex="normal"/>
    </style:style>
    <style:style style:name="T24" style:family="text">
      <style:text-properties style:use-window-font-color="tru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T26" style:family="text">
      <style:text-properties style:use-window-font-color="true" fo:font-size="14pt" style:font-size-asian="14pt" style:font-size-complex="14pt"/>
    </style:style>
    <style:style style:name="T27" style:family="text">
      <style:text-properties style:use-window-font-color="tru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dc2300" fo:font-family="'DejaVu Sans Mono'" style:font-family-generic="modern" style:font-pitch="fixed" fo:font-size="11pt" style:font-size-asian="11pt" style:font-size-complex="11pt"/>
    </style:style>
    <style:style style:name="T29" style:family="text">
      <style:text-properties fo:color="#004586" fo:font-family="'DejaVu Sans Mono'" style:font-family-generic="modern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7.6cm" svg:y="3cm">
          <text:p text:style-name="P1"><text:span text:style-name="T1">Process 1000</text:span></text:p>
          <text:p text:style-name="P1"><text:span text:style-name="T1"/></text:p>
          <text:p text:style-name="P2"><text:span text:style-name="T2">int</text:span><text:span text:style-name="T3"> </text:span><text:span text:style-name="T4">global_var</text:span><text:span text:style-name="T3"> = 3;</text:span></text:p>
          <text:p text:style-name="P2"><text:span text:style-name="T5"/></text:p>
          <text:p text:style-name="P2"><text:span text:style-name="T2">int</text:span><text:span text:style-name="T3"> main(</text:span><text:span text:style-name="T2">void</text:span><text:span text:style-name="T3">)</text:span></text:p>
          <text:p text:style-name="P2"><text:span text:style-name="T3">{</text:span></text:p>
          <text:p text:style-name="P2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2"><text:span text:style-name="T5"/></text:p>
          <text:p text:style-name="P2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2"><text:span text:style-name="T6"/></text:p>
          <text:p text:style-name="P2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2"><text:span text:style-name="T5"/></text:p>
          <text:p text:style-name="P2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2;</text:span></text:p>
          <text:p text:style-name="P2"><text:span text:style-name="T3"><text:s text:c="8"/></text:span><text:span text:style-name="T4">local_var</text:span><text:span text:style-name="T3"> = 2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 else { <text:s text:c="29"/></text:span><text:span text:style-name="T7">// Parent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4;</text:span></text:p>
          <text:p text:style-name="P2"><text:span text:style-name="T3"><text:s text:c="8"/></text:span><text:span text:style-name="T4">local_var</text:span><text:span text:style-name="T3"> = 4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</text:span></text:p>
          <text:p text:style-name="P2"><text:span text:style-name="T3">}</text:span></text:p>
          <text:p text:style-name="P2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1"/></text:p>
            <text:p><text:span text:style-name="T12"/></text:p>
          </draw:text-box>
        </draw:frame>
        <draw:custom-shape draw:style-name="gr3" draw:text-style-name="P5" draw:layer="layout" svg:width="3.6cm" svg:height="3.4cm" svg:x="16.2cm" svg:y="4.6cm">
          <text:p text:style-name="P2"><text:span text:style-name="T13">…</text:span></text:p>
          <text:p text:style-name="P2"><text:span text:style-name="T14">global_var</text:span><text:span text:style-name="T13"> = 3</text:span></text:p>
          <text:p text:style-name="P2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cm" svg:height="2.4cm" svg:x="21.8cm" svg:y="7.4cm">
          <text:p text:style-name="P1"><text:span text:style-name="T13">Process's variables</text:span></text:p>
          <draw:enhanced-geometry svg:viewBox="0 0 21600 21600" draw:text-areas="800 800 20800 20800" draw:type="round-rectangular-callout" draw:modifiers="-13579.3641271746 -3562.51561849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6" draw:text-style-name="P1" draw:layer="layout" svg:width="0.8cm" svg:height="0.6cm" svg:x="7.8cm" svg:y="5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15"/></text:p>
            <text:p><text:span text:style-name="T16"/></text:p>
            <text:p><text:span text:style-name="T12"/></text:p>
          </draw:text-box>
        </draw:frame>
        <draw:custom-shape draw:style-name="gr1" draw:text-style-name="P3" draw:layer="layout" svg:width="12.8cm" svg:height="13.4cm" svg:x="7.6cm" svg:y="3cm">
          <text:p text:style-name="P1"><text:span text:style-name="T1">Process 1000</text:span></text:p>
          <text:p text:style-name="P1"><text:span text:style-name="T1"/></text:p>
          <text:p text:style-name="P2"><text:span text:style-name="T2">int</text:span><text:span text:style-name="T3"> </text:span><text:span text:style-name="T4">global_var</text:span><text:span text:style-name="T3"> = 3;</text:span></text:p>
          <text:p text:style-name="P2"><text:span text:style-name="T5"/></text:p>
          <text:p text:style-name="P2"><text:span text:style-name="T2">int</text:span><text:span text:style-name="T3"> main(</text:span><text:span text:style-name="T2">void</text:span><text:span text:style-name="T3">)</text:span></text:p>
          <text:p text:style-name="P2"><text:span text:style-name="T3">{</text:span></text:p>
          <text:p text:style-name="P2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2"><text:span text:style-name="T5"/></text:p>
          <text:p text:style-name="P2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2"><text:span text:style-name="T6"/></text:p>
          <text:p text:style-name="P2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2"><text:span text:style-name="T5"/></text:p>
          <text:p text:style-name="P2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2;</text:span></text:p>
          <text:p text:style-name="P2"><text:span text:style-name="T3"><text:s text:c="8"/></text:span><text:span text:style-name="T4">local_var</text:span><text:span text:style-name="T3"> = 2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 else { <text:s text:c="29"/></text:span><text:span text:style-name="T7">// Parent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4;</text:span></text:p>
          <text:p text:style-name="P2"><text:span text:style-name="T3"><text:s text:c="8"/></text:span><text:span text:style-name="T4">local_var</text:span><text:span text:style-name="T3"> = 4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</text:span></text:p>
          <text:p text:style-name="P2"><text:span text:style-name="T3">}</text:span></text:p>
          <text:p text:style-name="P2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6cm" svg:height="3.4cm" svg:x="16.174cm" svg:y="4.6cm">
          <text:p text:style-name="P2"><text:span text:style-name="T13">...</text:span></text:p>
          <text:p text:style-name="P2"><text:span text:style-name="T14">global_var</text:span><text:span text:style-name="T13"> = 3</text:span></text:p>
          <text:p text:style-name="P2"><text:span text:style-name="T17">local_var</text:span><text:span text:style-name="T18"> = </text:span><text:span text:style-name="T19">3</text:span></text:p>
          <text:p text:style-name="P2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7.799cm" svg:y="6.49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15"/></text:p>
            <text:p><text:span text:style-name="T16"/></text:p>
            <text:p><text:span text:style-name="T12"/></text:p>
          </draw:text-box>
        </draw:frame>
        <draw:custom-shape draw:style-name="gr7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>int</text:span><text:span text:style-name="T3"> </text:span><text:span text:style-name="T4">global_var</text:span><text:span text:style-name="T3"> = 3;</text:span></text:p>
          <text:p text:style-name="P2"><text:span text:style-name="T5"/></text:p>
          <text:p text:style-name="P2"><text:span text:style-name="T2">int</text:span><text:span text:style-name="T3"> main(</text:span><text:span text:style-name="T2">void</text:span><text:span text:style-name="T3">)</text:span></text:p>
          <text:p text:style-name="P2"><text:span text:style-name="T3">{</text:span></text:p>
          <text:p text:style-name="P2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2"><text:span text:style-name="T5"/></text:p>
          <text:p text:style-name="P2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2"><text:span text:style-name="T6"/></text:p>
          <text:p text:style-name="P2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2"><text:span text:style-name="T5"/></text:p>
          <text:p text:style-name="P2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2;</text:span></text:p>
          <text:p text:style-name="P2"><text:span text:style-name="T3"><text:s text:c="8"/></text:span><text:span text:style-name="T4">local_var</text:span><text:span text:style-name="T3"> = 2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 else { <text:s text:c="29"/></text:span><text:span text:style-name="T7">// Parent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4;</text:span></text:p>
          <text:p text:style-name="P2"><text:span text:style-name="T3"><text:s text:c="8"/></text:span><text:span text:style-name="T4">local_var</text:span><text:span text:style-name="T3"> = 4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</text:span></text:p>
          <text:p text:style-name="P2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2.8cm" svg:height="13.4cm" svg:x="0.648cm" svg:y="3.075cm">
          <text:p text:style-name="P1"><text:span text:style-name="T1">Process 1000 <text:s/>(PARENT)</text:span></text:p>
          <text:p text:style-name="P1"><text:span text:style-name="T1"/></text:p>
          <text:p text:style-name="P2"><text:span text:style-name="T2">int</text:span><text:span text:style-name="T3"> </text:span><text:span text:style-name="T4">global_var</text:span><text:span text:style-name="T3"> = 3;</text:span></text:p>
          <text:p text:style-name="P2"><text:span text:style-name="T5"/></text:p>
          <text:p text:style-name="P2"><text:span text:style-name="T2">int</text:span><text:span text:style-name="T3"> main(</text:span><text:span text:style-name="T2">void</text:span><text:span text:style-name="T3">)</text:span></text:p>
          <text:p text:style-name="P2"><text:span text:style-name="T3">{</text:span></text:p>
          <text:p text:style-name="P2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2"><text:span text:style-name="T5"/></text:p>
          <text:p text:style-name="P2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2"><text:span text:style-name="T6"/></text:p>
          <text:p text:style-name="P2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2"><text:span text:style-name="T5"/></text:p>
          <text:p text:style-name="P2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2;</text:span></text:p>
          <text:p text:style-name="P2"><text:span text:style-name="T3"><text:s text:c="8"/></text:span><text:span text:style-name="T4">local_var</text:span><text:span text:style-name="T3"> = 2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 else { <text:s text:c="29"/></text:span><text:span text:style-name="T7">// Parent process</text:span></text:p>
          <text:p text:style-name="P2"><text:span text:style-name="T5"/></text:p>
          <text:p text:style-name="P2"><text:span text:style-name="T3"><text:s text:c="8"/></text:span><text:span text:style-name="T4">global_var</text:span><text:span text:style-name="T3"> = 4;</text:span></text:p>
          <text:p text:style-name="P2"><text:span text:style-name="T3"><text:s text:c="8"/></text:span><text:span text:style-name="T4">local_var</text:span><text:span text:style-name="T3"> = 4;</text:span></text:p>
          <text:p text:style-name="P2"><text:span text:style-name="T5"/></text:p>
          <text:p text:style-name="P2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2"><text:span text:style-name="T5"/></text:p>
          <text:p text:style-name="P2"><text:span text:style-name="T3"><text:s text:c="4"/></text:span><text:span text:style-name="T3">}</text:span></text:p>
          <text:p text:style-name="P2"><text:span text:style-name="T3">}</text:span></text:p>
          <text:p text:style-name="P2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2"><text:span text:style-name="T23">...</text:span></text:p>
          <text:p text:style-name="P2"><text:span text:style-name="T14">global_var</text:span><text:span text:style-name="T13"> = 3</text:span></text:p>
          <text:p text:style-name="P2"><text:span text:style-name="T14">local_var</text:span><text:span text:style-name="T13"> = 3</text:span></text:p>
          <text:p text:style-name="P2"><text:span text:style-name="T17">proc_id</text:span><text:span text:style-name="T18"> = </text:span><text:span text:style-name="T19">1001</text:span></text:p>
          <text:p text:style-name="P2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73cm" svg:y="7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2"><text:span text:style-name="T23">...</text:span></text:p>
          <text:p text:style-name="P2"><text:span text:style-name="T14">global_var</text:span><text:span text:style-name="T13"> = 3</text:span></text:p>
          <text:p text:style-name="P2"><text:span text:style-name="T14">local_var</text:span><text:span text:style-name="T13"> = 3</text:span></text:p>
          <text:p text:style-name="P2"><text:span text:style-name="T17">proc_id</text:span><text:span text:style-name="T18"> = </text:span><text:span text:style-name="T19">0</text:span></text:p>
          <text:p text:style-name="P2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16"/></text:p>
            <text:p text:style-name="P4"><text:span text:style-name="T12"/></text:p>
          </draw:text-box>
        </draw:frame>
        <draw:custom-shape draw:style-name="gr7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73cm" svg:y="8.0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6cm" svg:height="1cm" svg:x="5.4cm" svg:y="9.4cm">
          <text:p text:style-name="P1"><text:span text:style-name="T13">Wrong...</text:span></text:p>
          <draw:enhanced-geometry svg:viewBox="0 0 21600 21600" draw:text-areas="800 800 20800 20800" draw:type="round-rectangular-callout" draw:modifiers="-15462.9757785467 -18945.8541458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16"/></text:p>
            <text:p text:style-name="P4"><text:span text:style-name="T12"/></text:p>
          </draw:text-box>
        </draw:frame>
        <draw:custom-shape draw:style-name="gr7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73cm" svg:y="8.7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6cm" svg:height="1cm" svg:x="5.7cm" svg:y="9.5cm">
          <text:p text:style-name="P1"><text:span text:style-name="T13">Wrong...</text:span></text:p>
          <draw:enhanced-geometry svg:viewBox="0 0 21600 21600" draw:text-areas="800 800 20800 20800" draw:type="round-rectangular-callout" draw:modifiers="-18527.3356401384 -5675.12487512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16"/></text:p>
            <text:p text:style-name="P4"><text:span text:style-name="T12"/></text:p>
          </draw:text-box>
        </draw:frame>
        <draw:custom-shape draw:style-name="gr7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73cm" svg:y="11.5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16"/></text:p>
            <text:p text:style-name="P4"><text:span text:style-name="T12"/></text:p>
          </draw:text-box>
        </draw:frame>
        <draw:custom-shape draw:style-name="gr7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17">global_var</text:span><text:span text:style-name="T18"> = </text:span><text:span text:style-name="T19">4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73cm" svg:y="12.3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16"/></text:p>
            <text:p text:style-name="P4"><text:span text:style-name="T12"/></text:p>
          </draw:text-box>
        </draw:frame>
        <draw:custom-shape draw:style-name="gr7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17">local_var</text:span><text:span text:style-name="T18"> = </text:span><text:span text:style-name="T19">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73cm" svg:y="12.7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><text:span text:style-name="T28"><text:s text:c="2"/></text:span><text:span text:style-name="T28">PARENT: global_var=4 local_var=4</text:span></text:p>
            <text:p text:style-name="P4"><text:span text:style-name="T12"/></text:p>
          </draw:text-box>
        </draw:frame>
        <draw:custom-shape draw:style-name="gr7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73cm" svg:y="13.5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 text:style-name="P4"><text:span text:style-name="T12"/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 text:style-name="P4"><text:span text:style-name="T12"/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8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6cm" svg:height="1cm" svg:x="19.2cm" svg:y="9.6cm">
          <text:p text:style-name="P1"><text:span text:style-name="T13">Wrong...</text:span></text:p>
          <draw:enhanced-geometry svg:viewBox="0 0 21600 21600" draw:text-areas="800 800 20800 20800" draw:type="round-rectangular-callout" draw:modifiers="-15462.9757785467 -18945.8541458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 text:style-name="P4"><text:span text:style-name="T12"/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3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6cm" svg:height="1cm" svg:x="19.4cm" svg:y="9.722cm">
          <text:p text:style-name="P1"><text:span text:style-name="T13">True...</text:span></text:p>
          <draw:enhanced-geometry svg:viewBox="0 0 21600 21600" draw:text-areas="800 800 20800 20800" draw:type="round-rectangular-callout" draw:modifiers="-17265.0519031142 -6624.57542457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 text:style-name="P4"><text:span text:style-name="T12"/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9.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7">global_var</text:span><text:span text:style-name="T18"> = </text:span><text:span text:style-name="T19">2</text:span></text:p>
          <text:p text:style-name="P10"><text:span text:style-name="T14">local_var</text:span><text:span text:style-name="T13"> = 3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 text:style-name="P4"><text:span text:style-name="T12"/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10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2</text:span></text:p>
          <text:p text:style-name="P10"><text:span text:style-name="T17">local_var</text:span><text:span text:style-name="T18"> = </text:span><text:span text:style-name="T19">2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><text:span text:style-name="T29"><text:s text:c="2"/></text:span><text:span text:style-name="T29">CHILD : global_var=2 local_var=2</text:span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1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2</text:span></text:p>
          <text:p text:style-name="P10"><text:span text:style-name="T14">local_var</text:span><text:span text:style-name="T13"> = 2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 text:style-name="P4"><text:span text:style-name="T29"><text:s text:c="2"/></text:span><text:span text:style-name="T29">CHILD : global_var=2 local_var=2</text:span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11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2</text:span></text:p>
          <text:p text:style-name="P10"><text:span text:style-name="T14">local_var</text:span><text:span text:style-name="T13"> = 2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frame draw:style-name="gr2" draw:text-style-name="P4" draw:layer="layout" svg:width="26.6cm" svg:height="3.4cm" svg:x="0.8cm" svg:y="16.8cm">
          <draw:text-box>
            <text:p text:style-name="P4"><text:span text:style-name="T1">Standard output (stdout):</text:span></text:p>
            <text:p text:style-name="P4"><text:span text:style-name="T15"/></text:p>
            <text:p text:style-name="P4"><text:span text:style-name="T28"><text:s text:c="2"/></text:span><text:span text:style-name="T28">PARENT: global_var=4 local_var=4</text:span></text:p>
            <text:p text:style-name="P4"><text:span text:style-name="T29"><text:s text:c="2"/></text:span><text:span text:style-name="T29">CHILD : global_var=2 local_var=2</text:span></text:p>
          </draw:text-box>
        </draw:frame>
        <draw:custom-shape draw:style-name="gr9" draw:text-style-name="P3" draw:layer="layout" svg:width="12.8cm" svg:height="13.4cm" svg:x="14.4cm" svg:y="3cm">
          <text:p text:style-name="P8"><text:span text:style-name="T1">Process 1001 (CHILD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fork()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21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2.8cm" svg:height="13.4cm" svg:x="0.648cm" svg:y="3.075cm">
          <text:p text:style-name="P8"><text:span text:style-name="T1">Process 1000 <text:s/>(PARENT)</text:span></text:p>
          <text:p text:style-name="P8"><text:span text:style-name="T1"/></text:p>
          <text:p text:style-name="P9"><text:span text:style-name="T2">int</text:span><text:span text:style-name="T3"> </text:span><text:span text:style-name="T4">global_var</text:span><text:span text:style-name="T3"> = 3;</text:span></text:p>
          <text:p text:style-name="P9"><text:span text:style-name="T5"/></text:p>
          <text:p text:style-name="P9"><text:span text:style-name="T2">int</text:span><text:span text:style-name="T3"> main(</text:span><text:span text:style-name="T2">void</text:span><text:span text:style-name="T3">)</text:span></text:p>
          <text:p text:style-name="P9"><text:span text:style-name="T3">{</text:span></text:p>
          <text:p text:style-name="P9"><text:span text:style-name="T3"><text:s text:c="4"/></text:span><text:span text:style-name="T2">int</text:span><text:span text:style-name="T3"> </text:span><text:span text:style-name="T4">local_var</text:span><text:span text:style-name="T3"> = 3;</text:span></text:p>
          <text:p text:style-name="P9"><text:span text:style-name="T5"/></text:p>
          <text:p text:style-name="P9"><text:span text:style-name="T3"><text:s text:c="4"/></text:span><text:span text:style-name="T2">pid_t</text:span><text:span text:style-name="T3"> </text:span><text:span text:style-name="T4">proc_id</text:span><text:span text:style-name="T3"> = </text:span><text:span text:style-name="T22">fork()</text:span><text:span text:style-name="T3">;</text:span></text:p>
          <text:p text:style-name="P9"><text:span text:style-name="T6"/></text:p>
          <text:p text:style-name="P9"><text:span text:style-name="T3"><text:s text:c="4"/></text:span><text:span text:style-name="T3">if(</text:span><text:span text:style-name="T4">proc_id</text:span><text:span text:style-name="T3"> == -1) exit(1) ; <text:s text:c="2"/></text:span><text:span text:style-name="T7">// Error...</text:span></text:p>
          <text:p text:style-name="P9"><text:span text:style-name="T5"/></text:p>
          <text:p text:style-name="P9"><text:span text:style-name="T3"><text:s text:c="4"/></text:span><text:span text:style-name="T3">if(</text:span><text:span text:style-name="T4">proc_id</text:span><text:span text:style-name="T3"> == 0) { <text:s text:c="14"/></text:span><text:span text:style-name="T7">// Child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2;</text:span></text:p>
          <text:p text:style-name="P9"><text:span text:style-name="T3"><text:s text:c="8"/></text:span><text:span text:style-name="T4">local_var</text:span><text:span text:style-name="T3"> = 2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CHILD: <text:s/>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 else { <text:s text:c="29"/></text:span><text:span text:style-name="T7">// Parent process</text:span></text:p>
          <text:p text:style-name="P9"><text:span text:style-name="T5"/></text:p>
          <text:p text:style-name="P9"><text:span text:style-name="T3"><text:s text:c="8"/></text:span><text:span text:style-name="T4">global_var</text:span><text:span text:style-name="T3"> = 4;</text:span></text:p>
          <text:p text:style-name="P9"><text:span text:style-name="T3"><text:s text:c="8"/></text:span><text:span text:style-name="T4">local_var</text:span><text:span text:style-name="T3"> = 4;</text:span></text:p>
          <text:p text:style-name="P9"><text:span text:style-name="T5"/></text:p>
          <text:p text:style-name="P9"><text:span text:style-name="T3"><text:s text:c="8"/></text:span><text:span text:style-name="T3">printf(</text:span><text:span text:style-name="T8">"PARENT: global_var=</text:span><text:span text:style-name="T9">%d</text:span><text:span text:style-name="T8"> local_var=</text:span><text:span text:style-name="T9">%d</text:span><text:span text:style-name="T8">\n"</text:span><text:span text:style-name="T3">, </text:span><text:span text:style-name="T4">global_var</text:span><text:span text:style-name="T3">, </text:span><text:span text:style-name="T4">local_var</text:span><text:span text:style-name="T3">);</text:span></text:p>
          <text:p text:style-name="P9"><text:span text:style-name="T5"/></text:p>
          <text:p text:style-name="P9"><text:span text:style-name="T3"><text:s text:c="4"/></text:span><text:span text:style-name="T3">}</text:span></text:p>
          <text:p text:style-name="P9"><text:span text:style-name="T3">}</text:span></text:p>
          <text:p text:style-name="P9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48cm" svg:height="3.4cm" svg:x="9cm" svg:y="4.675cm">
          <text:p text:style-name="P10"><text:span text:style-name="T23">...</text:span></text:p>
          <text:p text:style-name="P10"><text:span text:style-name="T27">global_var</text:span><text:span text:style-name="T20"> = 4</text:span></text:p>
          <text:p text:style-name="P10"><text:span text:style-name="T27">local_var</text:span><text:span text:style-name="T20"> = 4</text:span></text:p>
          <text:p text:style-name="P10"><text:span text:style-name="T25">proc_id</text:span><text:span text:style-name="T26"> = </text:span><text:span text:style-name="T20">1001</text:span></text:p>
          <text:p text:style-name="P10"><text:span text:style-name="T2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cm" svg:x="0.873cm" svg:y="14.2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948cm" svg:height="3.4cm" svg:x="22.6cm" svg:y="4.775cm">
          <text:p text:style-name="P10"><text:span text:style-name="T23">...</text:span></text:p>
          <text:p text:style-name="P10"><text:span text:style-name="T14">global_var</text:span><text:span text:style-name="T13"> = 2</text:span></text:p>
          <text:p text:style-name="P10"><text:span text:style-name="T14">local_var</text:span><text:span text:style-name="T13"> = 2</text:span></text:p>
          <text:p text:style-name="P10"><text:span text:style-name="T25">proc_id</text:span><text:span text:style-name="T26"> = </text:span><text:span text:style-name="T20">0</text:span></text:p>
          <text:p text:style-name="P10"><text:span text:style-name="T2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1:45:18</meta:creation-date>
    <dc:date>2013-02-14T16:29:53</dc:date>
    <meta:editing-duration>PT1H44S</meta:editing-duration>
    <meta:editing-cycles>19</meta:editing-cycles>
    <meta:generator>LibreOffice/3.5$Linux_x86 LibreOffice_project/350m1$Build-2</meta:generator>
    <dc:creator>jeremie </dc:creator>
    <meta:document-statistic meta:object-count="190"/>
  </office:meta>
</office:document-meta>
</file>